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4000000FE924C341F.png" manifest:media-type="image/png"/>
  <manifest:file-entry manifest:full-path="Pictures/10000201000001B0000001E55784ECCD.png" manifest:media-type="image/png"/>
  <manifest:file-entry manifest:full-path="Pictures/10000201000001B0000001E510BCDE0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5.398cm" svg:height="6.06cm" svg:x="0.2cm" svg:y="0.134cm">
          <draw:image xlink:href="Pictures/10000201000001B0000001E510BCDE0D.png" xlink:type="simple" xlink:show="embed" xlink:actuate="onLoad">
            <text:p/>
          </draw:image>
        </draw:frame>
        <draw:frame draw:style-name="gr1" draw:text-style-name="P1" draw:layer="layout" svg:width="5.398cm" svg:height="6.06cm" svg:x="11.402cm" svg:y="0.134cm">
          <draw:image xlink:href="Pictures/10000201000001B0000001E55784ECCD.png" xlink:type="simple" xlink:show="embed" xlink:actuate="onLoad">
            <text:p/>
          </draw:image>
        </draw:frame>
        <draw:frame draw:style-name="gr1" draw:text-style-name="P1" draw:layer="layout" svg:width="4.348cm" svg:height="4.526cm" svg:x="6.252cm" svg:y="1.074cm">
          <draw:image xlink:href="Pictures/10000201000000F4000000FE924C341F.png" xlink:type="simple" xlink:show="embed" xlink:actuate="onLoad">
            <text:p/>
          </draw:image>
        </draw:frame>
        <draw:custom-shape draw:style-name="gr2" draw:text-style-name="P1" draw:layer="layout" svg:width="5.3cm" svg:height="0.5cm" svg:x="5.9cm" svg:y="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5.3cm" svg:height="0.5cm" svg:x="5.9cm" svg:y="5.7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3-09T12:03:19.934295768</dc:date>
    <dc:creator>Mitsuaki Kawamura</dc:creator>
    <meta:editing-duration>PT10M51S</meta:editing-duration>
    <meta:editing-cycles>4</meta:editing-cycles>
    <meta:generator>LibreOffice/4.2.7.2$Linux_X86_64 LibreOffice_project/420m0$Build-2</meta:generator>
    <meta:document-statistic meta:object-count="5"/>
  </office:meta>
</office:document-meta>
</file>